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2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Segoe UI" style:font-name-complex="Tahoma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lbano alex 3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g 189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a (somma binaria)</text:p>
          </table:table-cell>
          <table:table-cell table:number-columns-repeated="3"/>
          <table:table-cell office:value-type="string" calcext:value-type="string">
            <text:p>B (differenza binaria)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pan text:style-name="T1">152 = </text:span><text:span text:style-name="T2">10011000</text:span></text:p>
          </table:table-cell>
          <table:table-cell/>
          <table:table-cell table:style-name="ce2" office:value-type="float" office:value="10011000" calcext:value-type="float">
            <text:p>1001100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46 = 10010010</text:p>
          </table:table-cell>
          <table:table-cell/>
          <table:table-cell office:value-type="float" office:value="10010010" calcext:value-type="float">
            <text:p>1001001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<text:span text:style-name="T1">86 = </text:span><text:span text:style-name="T2">1010110</text:span></text:p>
          </table:table-cell>
          <table:table-cell/>
          <table:table-cell table:style-name="ce2" office:value-type="float" office:value="1010110" calcext:value-type="float">
            <text:p>1010110</text:p>
          </table:table-cell>
          <table:table-cell/>
          <table:table-cell office:value-type="string" calcext:value-type="string">
            <text:p>127 = 1111111</text:p>
          </table:table-cell>
          <table:table-cell/>
          <table:table-cell office:value-type="float" office:value="1111111" calcext:value-type="float">
            <text:p>111111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=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11101110" calcext:value-type="float">
            <text:p>11101110</text:p>
          </table:table-cell>
          <table:table-cell table:number-columns-repeated="3"/>
          <table:table-cell table:style-name="ce1" office:value-type="float" office:value="10011" calcext:value-type="float">
            <text:p>1001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g 1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 (moltiplicazione binaria)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=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110010" calcext:value-type="float">
            <text:p>11001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g 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 (base 2 → 10)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=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 (base 2 → 10)</text:p>
          </table:table-cell>
          <table:table-cell/>
          <table:table-cell office:value-type="float" office:value="10.11" calcext:value-type="float">
            <text:p>10,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=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75" calcext:value-type="float">
            <text:p>2,7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g 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 (base 8 → 10)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=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g 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 (base 16 → 10)</text:p>
          </table:table-cell>
          <table:table-cell/>
          <table:table-cell office:value-type="string" calcext:value-type="string">
            <text:p>F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=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g 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 (base 10 → 2)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=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11111" calcext:value-type="float">
            <text:p>111111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g 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 (base 10 → 16)</text:p>
          </table:table-cell>
          <table:table-cell/>
          <table:table-cell office:value-type="float" office:value="1271" calcext:value-type="float">
            <text:p>12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=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4F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 style:data-style-name="N2" text:time-value="21:20:29.505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08T20:40:52.933000000</meta:creation-date>
    <dc:date>2021-11-08T21:20:57.271000000</dc:date>
    <meta:editing-duration>PT18M26S</meta:editing-duration>
    <meta:editing-cycles>3</meta:editing-cycles>
    <meta:generator>LibreOffice/6.4.2.2$Windows_X86_64 LibreOffice_project/4e471d8c02c9c90f512f7f9ead8875b57fcb1ec3</meta:generator>
    <meta:document-statistic meta:table-count="1" meta:cell-count="54" meta:object-count="0"/>
  </office:meta>
</office:document-meta>
</file>